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 style:shadow="none"/>
    </style:style>
    <style:style style:name="Table2.A" style:family="table-column">
      <style:table-column-properties style:column-width="0.4396in" style:rel-column-width="4304*"/>
    </style:style>
    <style:style style:name="Table2.B" style:family="table-column">
      <style:table-column-properties style:column-width="2.184in" style:rel-column-width="21384*"/>
    </style:style>
    <style:style style:name="Table2.C" style:family="table-column">
      <style:table-column-properties style:column-width="0.4069in" style:rel-column-width="3984*"/>
    </style:style>
    <style:style style:name="Table2.E" style:family="table-column">
      <style:table-column-properties style:column-width="0.8125in" style:rel-column-width="7955*"/>
    </style:style>
    <style:style style:name="Table2.F" style:family="table-column">
      <style:table-column-properties style:column-width="0.9375in" style:rel-column-width="9179*"/>
    </style:style>
    <style:style style:name="Table2.G" style:family="table-column">
      <style:table-column-properties style:column-width="0.5597in" style:rel-column-width="5480*"/>
    </style:style>
    <style:style style:name="Table2.H" style:family="table-column">
      <style:table-column-properties style:column-width="0.9465in" style:rel-column-width="9265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3" style:family="table-cell">
      <style:table-cell-properties style:vertical-align="middle" fo:padding="0.0382in" fo:border="none"/>
    </style:style>
    <style:style style:name="Table2.A4" style:family="table-cell">
      <style:table-cell-properties style:vertical-align="middle" fo:padding="0.0382in" fo:border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E4" style:family="table-cell">
      <style:table-cell-properties style:vertical-align="middle" fo:padding="0.0382in" fo:border="none"/>
    </style:style>
    <style:style style:name="Table2.F4" style:family="table-cell">
      <style:table-cell-properties style:vertical-align="middle" fo:padding="0.0382in" fo:border="none"/>
    </style:style>
    <style:style style:name="Table2.G4" style:family="table-cell">
      <style:table-cell-properties style:vertical-align="middle" fo:padding="0.0382in" fo:border="none"/>
    </style:style>
    <style:style style:name="Table2.H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="none"/>
    </style:style>
    <style:style style:name="Table2.D6" style:family="table-cell">
      <style:table-cell-properties style:vertical-align="middle" fo:padding="0.0382in" fo:border="none"/>
    </style:style>
    <style:style style:name="Table2.E6" style:family="table-cell">
      <style:table-cell-properties style:vertical-align="middle" fo:padding="0.0382in" fo:border="none"/>
    </style:style>
    <style:style style:name="Table2.F6" style:family="table-cell">
      <style:table-cell-properties style:vertical-align="middle" fo:padding="0.0382in" fo:border="none"/>
    </style:style>
    <style:style style:name="Table2.G6" style:family="table-cell">
      <style:table-cell-properties style:vertical-align="middle" fo:padding="0.0382in" fo:border="none"/>
    </style:style>
    <style:style style:name="Table2.H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vertical-align="middle" fo:padding="0.0382in" fo:border="none"/>
    </style:style>
    <style:style style:name="Table3.A7" style:family="table-cell">
      <style:table-cell-properties style:vertical-align="" fo:padding="0.0382in" fo:border="none"/>
    </style:style>
    <style:style style:name="Table3.8" style:family="table-row">
      <style:table-row-properties style:min-row-height="0.1229in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8afdec" style:font-name-asian="Microsoft YaHei" style:font-size-asian="10pt" style:font-weight-asian="bold" style:font-name-complex="Mangal" style:font-size-complex="10pt" style:font-weight-complex="bold"/>
    </style:style>
    <style:style style:name="P5" style:family="paragraph" style:parent-style-name="Table_20_Contents">
      <style:text-properties style:font-name="Arial" fo:font-size="9pt" officeooo:rsid="006da2cb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rsid="002bf054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4pt" officeooo:paragraph-rsid="00632732" style:font-name-asian="Microsoft YaHei" style:font-size-asian="3.5pt" style:font-name-complex="Mangal" style:font-size-complex="4pt"/>
    </style:style>
    <style:style style:name="P26" style:family="paragraph" style:parent-style-name="Standard"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Standard">
      <style:text-properties fo:color="#000000" style:font-name="Arial" fo:font-size="10pt" fo:font-weight="bold" officeooo:rsid="00115acf" officeooo:paragraph-rsid="0020f23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6b9bbe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8pt" fo:font-weight="normal" officeooo:rsid="0046a399" officeooo:paragraph-rsid="007cdda9" style:font-name-asian="Microsoft YaHei" style:font-size-asian="8pt" style:font-weight-asian="normal" style:font-name-complex="Mangal" style:font-size-complex="8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8pt" fo:font-weight="normal" officeooo:rsid="0046a399" officeooo:paragraph-rsid="007f1cf4" style:font-name-asian="Microsoft YaHei" style:font-size-asian="8pt" style:font-weight-asian="normal" style:font-name-complex="Mangal" style:font-size-complex="8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4pt" fo:font-weight="normal" officeooo:rsid="0046a399" officeooo:paragraph-rsid="007cdda9" style:font-name-asian="Microsoft YaHei" style:font-size-asian="3.5pt" style:font-weight-asian="normal" style:font-name-complex="Mangal" style:font-size-complex="4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83c58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20f236" officeooo:paragraph-rsid="0020f236" style:font-name-asian="Microsoft YaHei" style:font-size-asian="8.75pt" style:font-style-asian="normal" style:font-weight-asian="bold" style:font-name-complex="Mangal" style:font-size-complex="10pt" style:font-weight-complex="bold" style:text-emphasize="none"/>
    </style:style>
    <style:style style:name="P4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aca81" officeooo:paragraph-rsid="009aca8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5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5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style:font-name-asian="Microsoft YaHei" style:font-name-complex="Mangal"/>
    </style:style>
    <style:style style:name="T8" style:family="text">
      <style:text-properties officeooo:rsid="004520e6"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style:text-underline-style="none" officeooo:rsid="008ac0b8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officeooo:rsid="007cdda9"/>
    </style:style>
    <style:style style:name="T14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5" style:family="text">
      <style:text-properties style:font-name="Arial" fo:font-weight="bold" officeooo:rsid="00245a79" style:font-weight-asian="bold" style:font-weight-complex="bold"/>
    </style:style>
    <style:style style:name="T16" style:family="text">
      <style:text-properties style:font-name="Arial" officeooo:rsid="00245a79"/>
    </style:style>
    <style:style style:name="T17" style:family="text">
      <style:text-properties officeooo:rsid="0081d2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4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0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33"><text:text-input text:description="&lt;if test=&quot;o.partner_shipping_id.child_ids&quot;&gt;">test</text:text-input></text:p>
            <text:p text:style-name="P31"><text:text-input text:description="&lt;_(&quot;o/h:&quot;)&gt;">o/h:</text:text-input> <text:text-input text:description="&lt;o.partner_shipping_id.child_ids[0].name or ''&gt;">contact_name</text:text-input></text:p>
            <text:p text:style-name="P40"><text:span text:style-name="T14"><text:text-input text:description="&lt;/if&gt;">endtest</text:text-input></text:span> </text:p>
            <text:p text:style-name="P39"><text:span text:style-name="T16"><text:text-input text:description="&lt;_(&quot;OIB:&quot;)&gt;">OIB:</text:text-input></text:span><text:span text:style-name="T15"> </text:span><text:text-input text:description="&lt;(o.partner_id.vat or '')[2:]&gt;">VAT</text:text-input></text:p>
          </table:table-cell>
          <table:table-cell table:style-name="Table1.A1" office:value-type="string">
            <text:p text:style-name="P45"><text:text-input text:description="&lt;_(&quot;Date offer:&quot;)&gt;">Date offer:</text:text-input> <text:span text:style-name="T9"><text:text-input text:description="&lt;formatLang(o.date_order or '',date=True)&gt;">date</text:text-input></text:span></text:p>
            <text:p text:style-name="P46"><text:span text:style-name="T4"><text:text-input text:description="&lt;_(&quot;Responsible person:&quot;)&gt;">Responsible person:</text:text-input></text:span><text:span text:style-name="T7"> </text:span><text:span text:style-name="T7"><text:text-input text:description="&lt;o.user_id.name or ''&gt;">user_id.name</text:text-input></text:span></text:p>
          </table:table-cell>
        </table:table-row>
      </table:table>
      <text:p text:style-name="P44">DESIGN STILL IN PROGRESS..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2"><text:text-input text:description="&lt;_(&quot;Sale order&quot;)&gt;">Sale order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1"><text:text-input text:description="&lt;_(&quot;Item&quot;)&gt;">Item</text:text-input></text:p>
          </table:table-cell>
          <table:table-cell table:style-name="Table2.B1" office:value-type="string">
            <text:p text:style-name="P52"><text:text-input text:description="&lt;_(&quot;Product&quot;)&gt;">Product</text:text-input></text:p>
          </table:table-cell>
          <table:table-cell table:style-name="Table2.B1" office:value-type="string">
            <text:p text:style-name="P51"><text:text-input text:description="&lt;_(&quot;Qty&quot;)&gt;">Qty</text:text-input></text:p>
          </table:table-cell>
          <table:table-cell table:style-name="Table2.B1" office:value-type="string">
            <text:p text:style-name="P51"><text:text-input text:description="&lt;_(&quot;Type&quot;)&gt;">Type</text:text-input></text:p>
          </table:table-cell>
          <table:table-cell table:style-name="Table2.B1" office:value-type="string">
            <text:p text:style-name="P53"><text:text-input text:description="&lt;_(&quot;Unit price&quot;)&gt;">Unit price</text:text-input></text:p>
          </table:table-cell>
          <table:table-cell table:style-name="Table2.B1" office:value-type="string">
            <text:p text:style-name="P54"><text:text-input text:description="&lt;_(&quot;Total&quot;)&gt;">Total</text:text-input></text:p>
          </table:table-cell>
          <table:table-cell table:style-name="Table2.B1" office:value-type="string">
            <text:p text:style-name="P49"><text:span text:style-name="T13"><text:text-input text:description="&lt;_(&quot;Disc.&quot;)&gt;">Disc.</text:text-input></text:span>%</text:p>
          </table:table-cell>
          <table:table-cell table:style-name="Table2.H1" office:value-type="string">
            <text:p text:style-name="P50"><text:span text:style-name="T13"><text:text-input text:description="&lt;_(&quot;Total w disc.&quot;)&gt;">Total w disc.</text:text-input></text:span> </text:p>
          </table:table-cell>
        </table:table-row>
        <table:table-row>
          <table:table-cell table:style-name="Table2.A2" office:value-type="string">
            <text:p text:style-name="P9"><text:text-input text:description="&lt;for each=&quot;price in o.price_data_sale_ids&quot;&gt;">For line</text:text-input></text:p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  <table:table-cell table:style-name="Table2.D2" office:value-type="string">
            <text:p text:style-name="P17"/>
          </table:table-cell>
          <table:table-cell table:style-name="Table2.E2" office:value-type="string">
            <text:p text:style-name="P13"/>
          </table:table-cell>
          <table:table-cell table:style-name="Table2.F2" office:value-type="string">
            <text:p text:style-name="P13"/>
          </table:table-cell>
          <table:table-cell table:style-name="Table2.G2" office:value-type="string">
            <text:p text:style-name="P17"/>
          </table:table-cell>
          <table:table-cell table:style-name="Table2.H2" office:value-type="string">
            <text:p text:style-name="P13"/>
          </table:table-cell>
        </table:table-row>
        <table:table-row>
          <table:table-cell table:style-name="Table2.A3" table:number-columns-spanned="8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9"><text:text-input text:description="&lt;/for&gt;">End For line</text:text-input></text:p>
          </table:table-cell>
          <table:table-cell table:style-name="Table2.B6" office:value-type="string">
            <text:p text:style-name="P17"/>
          </table:table-cell>
          <table:table-cell table:style-name="Table2.C6" office:value-type="string">
            <text:p text:style-name="P17"/>
          </table:table-cell>
          <table:table-cell table:style-name="Table2.D6" office:value-type="string">
            <text:p text:style-name="P17"/>
          </table:table-cell>
          <table:table-cell table:style-name="Table2.E6" office:value-type="string">
            <text:p text:style-name="P13"/>
          </table:table-cell>
          <table:table-cell table:style-name="Table2.F6" office:value-type="string">
            <text:p text:style-name="P13"/>
          </table:table-cell>
          <table:table-cell table:style-name="Table2.G6" office:value-type="string">
            <text:p text:style-name="P17"/>
          </table:table-cell>
          <table:table-cell table:style-name="Table2.H6" office:value-type="string">
            <text:p text:style-name="P13"/>
          </table:table-cell>
        </table:table-row>
        <table:table-row>
          <table:table-cell table:style-name="Table2.A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7"><text:text-input text:description="&lt;for each=&quot;line in o.order_line&quot;&gt;">For line</text:text-input></text:p>
          </table:table-cell>
          <table:table-cell table:style-name="Table2.B6" office:value-type="string">
            <text:p text:style-name="P14"/>
          </table:table-cell>
          <table:table-cell table:style-name="Table2.C6" office:value-type="string">
            <text:p text:style-name="P14"/>
          </table:table-cell>
          <table:table-cell table:style-name="Table2.D6" office:value-type="string">
            <text:p text:style-name="P14"/>
          </table:table-cell>
          <table:table-cell table:style-name="Table2.E6" office:value-type="string">
            <text:p text:style-name="P10"/>
          </table:table-cell>
          <table:table-cell table:style-name="Table2.F6" office:value-type="string">
            <text:p text:style-name="P10"/>
          </table:table-cell>
          <table:table-cell table:style-name="Table2.G6" office:value-type="string">
            <text:p text:style-name="P14"/>
          </table:table-cell>
          <table:table-cell table:style-name="Table2.H6" office:value-type="string">
            <text:p text:style-name="P10"/>
          </table:table-cell>
        </table:table-row>
        <table:table-row>
          <table:table-cell table:style-name="Table2.A7" office:value-type="string">
            <text:p text:style-name="P16"><text:text-input text:description="&lt;str(o.order_line._ids.index(line.id)+1)&gt;">rbr</text:text-input>.</text:p>
          </table:table-cell>
          <table:table-cell table:style-name="Table2.A7" office:value-type="string">
            <text:p text:style-name="P18"><text:text-input text:description="&lt;if test=&quot;line.product_id.description&quot;&gt;">test_description</text:text-input></text:p>
            <text:p text:style-name="P18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9"><text:text-input text:description="&lt;line.name or ''&gt;">line_description</text:text-input></text:p>
          </table:table-cell>
          <table:table-cell table:style-name="Table2.A7" office:value-type="string">
            <text:p text:style-name="P27"><text:text-input text:description="&lt;formatLang(line.quantity, digits=2) or ''&gt;">qty</text:text-input></text:p>
          </table:table-cell>
          <table:table-cell table:style-name="Table2.A7" office:value-type="string">
            <text:p text:style-name="P27"><text:text-input text:description="&lt;line.uom_id.name.upper() or ''&gt;">uom</text:text-input></text:p>
          </table:table-cell>
          <table:table-cell table:style-name="Table2.A7" office:value-type="string">
            <text:p text:style-name="P11"><text:text-input text:description="&lt;formatLang(line.price_unit, digits=2) or ''&gt;">Price unit</text:text-input> </text:p>
          </table:table-cell>
          <table:table-cell table:style-name="Table2.A7" office:value-type="string">
            <text:p text:style-name="P12"><text:text-input text:description="&lt;formatLang(line.price_unit*line.quantity,digits=2) or ''&gt;">price_unit</text:text-input></text:p>
          </table:table-cell>
          <table:table-cell table:style-name="Table2.A7" office:value-type="string">
            <text:p text:style-name="P15"><text:text-input text:description="&lt;line.discount&gt;">discount</text:text-input></text:p>
          </table:table-cell>
          <table:table-cell table:style-name="Table2.A7" office:value-type="string">
            <text:p text:style-name="P11"><text:span text:style-name="T3"><text:text-input text:description="&lt;formatLang(line.amount,digits=2) or ''&gt;">amount</text:text-input></text:span> </text:p>
          </table:table-cell>
        </table:table-row>
        <table:table-row>
          <table:table-cell table:style-name="Table2.A8" office:value-type="string">
            <text:p text:style-name="P8"><text:text-input text:description="&lt;/for&gt;">End For line</text:text-input></text:p>
          </table:table-cell>
          <table:table-cell table:style-name="Table2.A8" office:value-type="string">
            <text:p text:style-name="P7"/>
          </table:table-cell>
          <table:table-cell table:style-name="Table2.A8" office:value-type="string">
            <text:p text:style-name="P7"/>
          </table:table-cell>
          <table:table-cell table:style-name="Table2.A8" office:value-type="string">
            <text:p text:style-name="P15"/>
          </table:table-cell>
          <table:table-cell table:style-name="Table2.A8" office:value-type="string">
            <text:p text:style-name="P11"/>
          </table:table-cell>
          <table:table-cell table:style-name="Table2.A8" office:value-type="string">
            <text:p text:style-name="P11"/>
          </table:table-cell>
          <table:table-cell table:style-name="Table2.A8" office:value-type="string">
            <text:p text:style-name="P15"/>
          </table:table-cell>
          <table:table-cell table:style-name="Table2.A8" office:value-type="string">
            <text:p text:style-name="P11"/>
          </table:table-cell>
        </table:table-row>
        <table:table-row>
          <table:table-cell table:style-name="Table2.A9" table:number-columns-spanned="6" office:value-type="string">
            <text:p text:style-name="P2"><text:text-input text:description="&lt;_(&quot;SUBTOTAL&quot;)&gt;">SUBTOTAL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4"><text:span text:style-name="T11"><text:text-input text:description="&lt;formatLang(o.lcy_amount_untaxed, digits=2) or ''&gt;">lcy_untaxed</text:text-input></text:span><text:span text:style-name="T11"> </text:span><text:span text:style-name="T12"><text:text-input text:description="&lt;company.currency_id.name or ''&gt;">lcy_curr</text:text-input></text:span></text:p>
          </table:table-cell>
          <table:covered-table-cell/>
        </table:table-row>
        <table:table-row>
          <table:table-cell table:style-name="Table2.A7" table:number-columns-spanned="6" office:value-type="string">
            <text:p text:style-name="P3"><text:span text:style-name="T1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4"><text:span text:style-name="T12"><text:text-input text:description="&lt;formatLang(o.lcy_amount_tax, digits=2) or ''&gt;">lcy_tax</text:text-input></text:span><text:span text:style-name="T11"> </text:span><text:span text:style-name="T12"><text:text-input text:description="&lt;company.currency_id.name or ''&gt;">lcy_curr</text:text-input></text:span></text:p>
          </table:table-cell>
          <table:covered-table-cell/>
        </table:table-row>
        <table:table-row>
          <table:table-cell table:style-name="Table2.A8" table:number-columns-spanned="6" office:value-type="string">
            <text:p text:style-name="P2"><text:span text:style-name="T8"><text:text-input text:description="&lt;_(&quot;TOTAL&quot;)&gt;">TOTAL</text:text-input></text:span><text:span text:style-name="T8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8" table:number-columns-spanned="2" office:value-type="string">
            <text:p text:style-name="P4"><text:span text:style-name="T12"><text:text-input text:description="&lt;formatLang(o.lcy_amount_total, digits=2) or ''&gt;">lcyTotal</text:text-input></text:span><text:span text:style-name="T11"> </text:span><text:span text:style-name="T12"><text:text-input text:description="&lt;company.currency_id.name or ''&gt;">lcy_curr</text:text-input></text:span></text:p>
          </table:table-cell>
          <table:covered-table-cell/>
        </table:table-row>
      </table:table>
      <text:p text:style-name="P26"/>
      <table:table table:name="Table3" table:style-name="Table3">
        <table:table-column table:style-name="Table3.A"/>
        <table:table-row>
          <table:table-cell table:style-name="Table3.A1" office:value-type="string">
            <text:p text:style-name="P47"><text:span text:style-name="T5"><text:text-input text:description="&lt;_(&quot;Delivery period&quot;)&gt;">Delivery period</text:text-input></text:span><text:span text:style-name="T5">:</text:span> <text:text-input text:description="&lt;o.delivery_time_data or ''&gt;">delivery_time_data</text:text-input></text:p>
          </table:table-cell>
        </table:table-row>
        <table:table-row>
          <table:table-cell table:style-name="Table3.A1" office:value-type="string">
            <text:p text:style-name="P48"><text:span text:style-name="T6"><text:text-input text:description="&lt;_(&quot;Delivery location&quot;)&gt;">Delivery location</text:text-input></text:span><text:span text:style-name="T5">:</text:span> <text:span text:style-name="T17"><text:text-input text:description="&lt;o.place_of_delivery_data or ''&gt;">place_of_delivery_data</text:text-input></text:span></text:p>
          </table:table-cell>
        </table:table-row>
        <table:table-row>
          <table:table-cell table:style-name="Table3.A1" office:value-type="string">
            <text:p text:style-name="P48"><text:span text:style-name="T6"><text:text-input text:description="&lt;_(&quot;Offer validity&quot;)&gt;">Offer validity</text:text-input></text:span><text:span text:style-name="T5">:</text:span> <text:span text:style-name="T17"><text:text-input text:description="&lt;o.offer_validity_data or ''&gt;">offer_validity_data</text:text-input></text:span></text:p>
          </table:table-cell>
        </table:table-row>
        <table:table-row>
          <table:table-cell table:style-name="Table3.A1" office:value-type="string">
            <text:p text:style-name="P48"><text:span text:style-name="T6"><text:text-input text:description="&lt;_(&quot;Other information&quot;)&gt;">Other information</text:text-input></text:span><text:span text:style-name="T5">:</text:span> <text:span text:style-name="T17"><text:text-input text:description="&lt;o.technical_conditions_data or ''&gt;">technical_conditions_data</text:text-input></text:span></text:p>
          </table:table-cell>
        </table:table-row>
        <table:table-row>
          <table:table-cell table:style-name="Table3.A1" office:value-type="string">
            <text:p text:style-name="P47"><text:span text:style-name="T4"><text:text-input text:description="&lt;_(&quot;Payment:&quot;)&gt;">Payment:</text:text-input></text:span><text:span text:style-name="T7"> </text:span><text:span text:style-name="T7"><text:text-input text:description="&lt;o.payment_term.name or ''&gt;">payment_term</text:text-input></text:span></text:p>
          </table:table-cell>
        </table:table-row>
        <table:table-row>
          <table:table-cell table:style-name="Table3.A1" office:value-type="string">
            <text:p text:style-name="P21"><text:text-input text:description="&lt;_(&quot;Payment on bank account&quot;)&gt;">Payment on bank account</text:text-input>:</text:p>
          </table:table-cell>
        </table:table-row>
        <table:table-row>
          <table:table-cell table:style-name="Table3.A7" office:value-type="string">
            <text:p text:style-name="P23"><text:text-input text:description="&lt;if test=&quot;o.partner_bank_id&quot;&gt;">if test</text:text-input></text:p>
            <text:p text:style-name="P23"><text:text-input text:description="&lt;_(&quot;IBAN:&quot;)&gt;">_IBAN</text:text-input> <text:text-input text:description="&lt;o.partner_bank_id.acc_number or ''&gt;">bank_acc_number</text:text-input></text:p>
            <text:p text:style-name="P6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 </text:span><text:span text:style-name="T10"><text:text-input text:description="&lt;o.partner_bank_id.bank.city or ''&gt;">bank_city</text:text-input></text:span></text:p>
            <text:p text:style-name="P22"><text:span text:style-name="T10"><text:text-input text:description="&lt;_(&quot;SWIFT:&quot;)&gt;">_SWIFT</text:text-input></text:span> <text:span text:style-name="T10"><text:text-input text:description="&lt;o.partner_bank_id.bank.bic or ''&gt;">bank_bic</text:text-input></text:span></text:p>
            <text:p text:style-name="P24"><text:text-input text:description="&lt;/if&gt;">end test</text:text-input></text:p>
          </table:table-cell>
        </table:table-row>
        <table:table-row table:style-name="Table3.8">
          <table:table-cell table:style-name="Table3.A1" office:value-type="string">
            <text:p text:style-name="P38"/>
          </table:table-cell>
        </table:table-row>
        <table:table-row table:style-name="Table3.8">
          <table:table-cell table:style-name="Table3.A1" office:value-type="string">
            <text:p text:style-name="P37"><text:text-input text:description="&lt;for each=&quot;cert in o.certificate_data_sale_ids&quot;&gt;">For line</text:text-input></text:p>
          </table:table-cell>
        </table:table-row>
        <table:table-row>
          <table:table-cell table:style-name="Table3.A1" office:value-type="string">
            <text:p text:style-name="P35"><text:text-input text:description="&lt;cert.description or ''&gt;">certificate_description</text:text-input></text:p>
          </table:table-cell>
        </table:table-row>
        <table:table-row>
          <table:table-cell table:style-name="Table3.A1" office:value-type="string">
            <text:p text:style-name="P36"><text:text-input text:description="&lt;/for&gt;">End For line</text:text-input></text:p>
          </table:table-cell>
        </table:table-row>
        <table:table-row>
          <table:table-cell table:style-name="Table3.A1" office:value-type="string">
            <text:p text:style-name="P38"/>
          </table:table-cell>
        </table:table-row>
        <table:table-row>
          <table:table-cell table:style-name="Table3.A1" office:value-type="string">
            <text:p text:style-name="P32"><text:text-input text:description="&lt;if test=&quot;o.note&quot;&gt;">test</text:text-input></text:p>
          </table:table-cell>
        </table:table-row>
        <table:table-row>
          <table:table-cell table:style-name="Table3.A1" office:value-type="string">
            <text:p text:style-name="P5"><text:text-input text:description="&lt;o.note or ''&gt;">note</text:text-input></text:p>
          </table:table-cell>
        </table:table-row>
        <table:table-row>
          <table:table-cell table:style-name="Table3.A1" office:value-type="string">
            <text:p text:style-name="P32"><text:text-input text:description="&lt;/if&gt;">endtest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08T11:47:00.185854464</dc:date>
    <meta:editing-duration>P1DT1H58M39S</meta:editing-duration>
    <meta:editing-cycles>144</meta:editing-cycles>
    <meta:generator>LibreOffice/5.1.1.2$Linux_X86_64 LibreOffice_project/10m0$Build-2</meta:generator>
    <meta:document-statistic meta:table-count="4" meta:image-count="0" meta:object-count="0" meta:page-count="1" meta:paragraph-count="60" meta:word-count="280" meta:character-count="958" meta:non-whitespace-character-count="903"/>
  </office:meta>
</office:document-meta>
</file>